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4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a64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rces</text:p>
      <text:p text:style-name="P2"/>
      <text:p text:style-name="P2"/>
      <text:p text:style-name="P2"/>
      <text:p text:style-name="P2"/>
      <text:p text:style-name="P3">- IARU et IARU Région 1</text:p>
      <text:p text:style-name="P3">- http://www.f1nqp.fr</text:p>
      <text:p text:style-name="P3">- http://f4eed.free.fr</text:p>
      <text:p text:style-name="P3">- http://f4eed.wordpress.com</text:p>
      <text:p text:style-name="P3">- http://fr-emcom.com</text:p>
      <text:p text:style-name="P3">- https://fr.wikipedia.org/wiki/Trafic_QRP</text:p>
      <text:p text:style-name="P3">- http://qrpfr.free.fr/</text:p>
      <text:p text:style-name="P3">- https://qrper.com/qrp-calling-frequencies/</text:p>
      <text:p text:style-name="P3">- https://iota-world.org/</text:p>
      <text:p text:style-name="P3">- http://www.wota.com</text:p>
      <text:p text:style-name="P3">- http://www.sota-france.fr/</text:p>
      <text:p text:style-name="P3">- https://www.sota.org.uk/</text:p>
      <text:p text:style-name="P3">- http://www.radioscoutisme.org/</text:p>
      <text:p text:style-name="P3">- http://f0fyf.blogspot.com/</text:p>
      <text:p text:style-name="P3">- <text:a xlink:type="simple" xlink:href="https://www.r-e-f.org/" text:style-name="Internet_20_link" text:visited-style-name="Visited_20_Internet_20_Link">https://www.r-e-f.org/</text:a></text:p>
      <text:p text:style-name="P3">- <text:span text:style-name="T2">http://f6kgc.free.fr</text:span></text:p>
      <text:p text:style-name="P3">- JP F1RUM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2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Source_AMR</text:file-name><text:tab/><text:date style:data-style-name="N37" text:date-value="2022-07-11T10:42:56.131000067">1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0:42:56.052000000</dc:date>
    <meta:editing-duration>PT4H9M52S</meta:editing-duration>
    <meta:editing-cycles>14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0" meta:word-count="49" meta:character-count="510" meta:non-whitespace-character-count="481"/>
  </office:meta>
</office:document-meta>
</file>